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468a1a" draw:marker-start-width="0.252cm" draw:marker-end-width="0.252cm" draw:fill="none" loext:fill-use-slide-background="false" draw:textarea-horizontal-align="justify" draw:textarea-vertical-align="middle" draw:auto-grow-height="false" fo:min-height="0.358cm" fo:min-width="0.50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468a1a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94cm" draw:marker-end-width="0.294cm" draw:fill="solid" draw:fill-color="#000000" loext:fill-use-slide-background="false" draw:opacity="100%" draw:textarea-horizontal-align="justify" draw:textarea-vertical-align="middle" draw:auto-grow-height="false" fo:min-height="5.408cm" fo:min-width="3.036cm" fo:padding-top="0.156cm" fo:padding-bottom="0.156cm" fo:padding-left="0.281cm" fo:padding-right="0.281cm" draw:shadow="hidden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2cm" fo:min-width="0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468a1a" draw:marker-start-width="0.294cm" draw:marker-end-width="0.294cm" draw:fill="solid" draw:fill-color="#000000" loext:fill-use-slide-background="false" draw:opacity="100%" draw:textarea-horizontal-align="justify" draw:textarea-vertical-align="middle" draw:auto-grow-height="false" fo:min-height="5.408cm" fo:min-width="3.036cm" fo:padding-top="0.156cm" fo:padding-bottom="0.156cm" fo:padding-left="0.281cm" fo:padding-right="0.281cm" draw:shadow="hidden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358cm" fo:min-width="0.505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06cm" fo:min-width="1.355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495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 style:list-style-name="L1">
      <style:graphic-properties svg:stroke-width="0.053cm" svg:stroke-color="#468a1a" draw:marker-start-width="0.279cm" draw:marker-end-width="0.279cm" draw:fill="none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35cm" svg:stroke-color="#468a1a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1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13" style:family="paragraph">
      <style:paragraph-properties fo:text-align="center" style:writing-mode="lr-tb"/>
      <style:text-properties fo:color="#468a1a" loext:opacity="100%"/>
    </style:style>
    <style:style style:name="P14" style:family="paragraph">
      <loext:graphic-properties draw:fill="none"/>
      <style:paragraph-properties fo:text-align="center" style:writing-mode="lr-tb"/>
      <style:text-properties fo:color="#468a1a" loext:opacity="100%" loext:color-lum-mod="100%" loext:color-lum-off="0%"/>
    </style:style>
    <style:style style:name="P15" style:family="paragraph">
      <style:paragraph-properties fo:margin-left="0.1cm" fo:margin-right="0cm" fo:margin-top="0cm" fo:margin-bottom="0cm" fo:line-height="100%" fo:text-align="center" fo:text-indent="0cm" style:writing-mode="lr-tb"/>
      <style:text-properties fo:color="#468a1a" loext:opacity="100%"/>
    </style:style>
    <style:style style:name="P16" style:family="paragraph">
      <loext:graphic-properties draw:fill="none"/>
      <style:paragraph-properties fo:margin-left="0.1cm" fo:margin-right="0cm" fo:margin-top="0cm" fo:margin-bottom="0cm" fo:line-height="100%" fo:text-align="center" fo:text-indent="0cm" style:writing-mode="lr-tb"/>
      <style:text-properties fo:color="#468a1a" loext:opacity="100%" loext:color-lum-mod="100%" loext:color-lum-off="0%"/>
    </style:style>
    <style:style style:name="P17" style:family="paragraph">
      <style:paragraph-properties fo:margin-left="0.1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8" style:family="paragraph">
      <loext:graphic-properties draw:fill="none"/>
      <style:paragraph-properties fo:margin-left="0.1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19" style:family="paragraph">
      <loext:graphic-properties draw:fill="solid" draw:fill-color="#ffffff"/>
      <style:paragraph-properties fo:margin-left="0.1cm" fo:margin-right="0cm" fo:margin-top="0cm" fo:margin-bottom="0cm" fo:line-height="100%" fo:text-align="center" fo:text-indent="0cm" style:writing-mode="lr-tb"/>
      <style:text-properties fo:color="#468a1a" loext:opacity="100%" loext:color-lum-mod="100%" loext:color-lum-off="0%"/>
    </style:style>
    <style:style style:name="P20" style:family="paragraph">
      <loext:graphic-properties draw:fill="none"/>
      <style:paragraph-properties fo:margin-left="0.1cm" fo:margin-right="0cm" fo:text-align="center" fo:text-indent="0cm" style:writing-mode="lr-tb"/>
      <style:text-properties fo:color="#000000" loext:opacity="100%" loext:color-lum-mod="100%" loext:color-lum-off="0%"/>
    </style:style>
    <style:style style:name="P21" style:family="paragraph">
      <style:paragraph-properties fo:margin-left="0.1cm" fo:margin-right="0cm" fo:text-indent="0cm"/>
    </style:style>
    <style:style style:name="P22" style:family="paragraph">
      <loext:graphic-properties draw:fill="none" draw:fill-color="#ffffff"/>
      <style:paragraph-properties fo:margin-left="0.1cm" fo:margin-right="0cm" fo:text-indent="0cm" style:writing-mode="lr-tb"/>
      <style:text-properties fo:color="#000000" loext:opacity="100%" loext:color-lum-mod="100%" loext:color-lum-off="0%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24" style:family="paragraph">
      <style:paragraph-properties fo:margin-left="0.1cm" fo:margin-right="0cm" fo:text-align="center" fo:text-indent="0cm" style:writing-mode="lr-tb"/>
      <style:text-properties fo:color="#000000" loext:opacity="100%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loext:opacity="100%" fo:font-size="6pt" style:font-size-asian="6pt" style:font-size-complex="6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fo:color="#468a1a" loext:opacity="100%" fo:font-size="7pt" style:font-size-asian="7pt" style:font-size-complex="7pt"/>
    </style:style>
    <style:style style:name="T8" style:family="text">
      <style:text-properties fo:color="#ffffff" loext:opacity="100%" fo:font-size="6pt" style:font-size-asian="6pt" style:font-size-complex="6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69cm" svg:height="0.908cm" svg:x="9.838cm" svg:y="1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5cm" svg:y1="7.817cm" svg:x2="7.285cm" svg:y2="9.081cm">
          <text:p/>
        </draw:line>
        <draw:custom-shape draw:style-name="gr3" draw:text-style-name="P2" draw:layer="layout" svg:width="2.5cm" svg:height="1cm" svg:x="3.375cm" svg:y="3cm">
          <text:p text:style-name="P3"><text:span text:style-name="T1">Fer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3.375cm" svg:y="4.964cm">
          <text:p text:style-name="P3"><text:span text:style-name="T1">En </text:span><text:span text:style-name="T1">atte</text:span><text:span text:style-name="T1">nt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3.375cm" svg:y="6.929cm">
          <text:p text:style-name="P3"><text:span text:style-name="T1">Attente </text:span><text:span text:style-name="T1">AC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3.375cm" svg:y="8.905cm">
          <text:p text:style-name="P3"><text:span text:style-name="T1">Conne</text:span><text:span text:style-name="T1">xion </text:span><text:span text:style-name="T1">établi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3.375cm" svg:y="10.87cm">
          <text:p text:style-name="P3"><text:span text:style-name="T1">Attente </text:span><text:span text:style-name="T1">AC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1.322cm" svg:height="7.858cm" svg:x="2.022cm" svg:y="5.5cm" svg:viewBox="0 0 1323 7859" svg:d="M1323 28c-107 6-214 50-317 131-113 88-220 219-322 389-101 171-195 380-277 619-82 240-154 512-213 808-117 595-179 1269-179 1955 0 685 62 1359 179 1954 59 296 131 568 213 808 82 239 176 448 277 620 102 170 209 301 322 388 103 81 210 125 317 131v28c-110-5-218-52-323-133-114-89-224-221-326-394-103-173-197-383-279-625-84-242-156-515-215-814-118-597-180-1274-180-1963 0-690 62-1367 180-1963 59-300 131-573 215-815 82-242 176-452 279-623 102-175 212-307 326-396 105-81 213-126 323-133z">
          <text:p/>
        </draw:path>
        <draw:custom-shape draw:style-name="gr3" draw:text-style-name="P2" draw:layer="layout" svg:width="2.5cm" svg:height="1cm" svg:x="3.375cm" svg:y="12.834cm">
          <text:p text:style-name="P3"><text:span text:style-name="T1">Fer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25cm" svg:y1="11.881cm" svg:x2="4.625cm" svg:y2="12.834cm">
          <text:p/>
        </draw:line>
        <draw:frame draw:style-name="gr6" draw:text-style-name="P5" draw:layer="layout" svg:width="1.25cm" svg:height="0.5cm" svg:x="4.65cm" svg:y="12.045cm">
          <draw:text-box>
            <text:p><text:span text:style-name="T2">ACK / -</text:span></text:p>
          </draw:text-box>
        </draw:frame>
        <draw:line draw:style-name="gr5" draw:text-style-name="P1" draw:layer="layout" svg:x1="4.625cm" svg:y1="9.915cm" svg:x2="4.625cm" svg:y2="10.868cm">
          <text:p/>
        </draw:line>
        <draw:line draw:style-name="gr5" draw:text-style-name="P2" draw:layer="layout" svg:x1="4.625cm" svg:y1="7.946cm" svg:x2="4.625cm" svg:y2="8.899cm">
          <text:p/>
        </draw:line>
        <draw:line draw:style-name="gr5" draw:text-style-name="P2" draw:layer="layout" svg:x1="4.625cm" svg:y1="5.977cm" svg:x2="4.625cm" svg:y2="6.93cm">
          <text:p/>
        </draw:line>
        <draw:line draw:style-name="gr5" draw:text-style-name="P2" draw:layer="layout" svg:x1="4.625cm" svg:y1="4.008cm" svg:x2="4.625cm" svg:y2="4.961cm">
          <text:p/>
        </draw:line>
        <draw:frame draw:style-name="gr7" draw:text-style-name="P5" draw:layer="layout" svg:width="1.75cm" svg:height="0.727cm" svg:x="4.65cm" svg:y="10.084cm">
          <draw:text-box>
            <text:p><text:span text:style-name="T2">Close / FIN</text:span></text:p>
          </draw:text-box>
        </draw:frame>
        <draw:frame draw:style-name="gr8" draw:text-style-name="P7" draw:layer="layout" svg:width="2cm" svg:height="0.727cm" svg:x="4.65cm" svg:y="8.1cm">
          <draw:text-box>
            <text:p text:style-name="P6"><text:span text:style-name="T3">AC</text:span><text:span text:style-name="T3">K / </text:span><text:span text:style-name="T2">For</text:span><text:span text:style-name="T2">k</text:span></text:p>
          </draw:text-box>
        </draw:frame>
        <draw:frame draw:style-name="gr7" draw:text-style-name="P5" draw:layer="layout" svg:width="2.25cm" svg:height="0.727cm" svg:x="4.65cm" svg:y="6.153cm">
          <draw:text-box>
            <text:p><text:span text:style-name="T2">SYN / SYN </text:span><text:span text:style-name="T2">ACK</text:span></text:p>
          </draw:text-box>
        </draw:frame>
        <draw:frame draw:style-name="gr9" draw:text-style-name="P5" draw:layer="layout" svg:width="2cm" svg:height="0.489cm" svg:x="4.65cm" svg:y="4.154cm">
          <draw:text-box>
            <text:p><text:span text:style-name="T2">- / Listen</text:span></text:p>
          </draw:text-box>
        </draw:frame>
        <draw:line draw:style-name="gr5" draw:text-style-name="P2" draw:layer="layout" svg:x1="3.053cm" svg:y1="5.617cm" svg:x2="3.4cm" svg:y2="5.498cm">
          <text:p/>
        </draw:line>
        <draw:frame draw:style-name="gr10" draw:text-style-name="P8" draw:layer="layout" svg:width="3cm" svg:height="1cm" svg:x="3.4cm" svg:y="1.75cm">
          <draw:text-box>
            <text:p><text:span text:style-name="T4">Serveur</text:span></text:p>
          </draw:text-box>
        </draw:frame>
        <draw:frame draw:style-name="gr9" draw:text-style-name="P9" draw:layer="layout" svg:width="2.5cm" svg:height="0.489cm" svg:x="16.5cm" svg:y="16.15cm">
          <draw:text-box>
            <text:p><text:span text:style-name="T5">- / </text:span><text:span text:style-name="T5">FIN</text:span></text:p>
          </draw:text-box>
        </draw:frame>
        <draw:custom-shape draw:style-name="gr3" draw:text-style-name="P2" draw:layer="layout" svg:width="2.5cm" svg:height="1cm" svg:x="14.914cm" svg:y="3.015cm">
          <text:p text:style-name="P3"><text:span text:style-name="T1">Fer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14.914cm" svg:y="4.979cm">
          <text:p text:style-name="P3"><text:span text:style-name="T1">En attente </text:span><text:span text:style-name="T1">SY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cm" svg:x="14.914cm" svg:y="6.942cm">
          <text:p text:style-name="P3"><text:span text:style-name="T1">Con</text:span><text:span text:style-name="T1">nexi</text:span><text:span text:style-name="T1">on </text:span><text:span text:style-name="T1">étab</text:span><text:span text:style-name="T1">li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164cm" svg:y1="9.852cm" svg:x2="16.164cm" svg:y2="10.805cm">
          <text:p/>
        </draw:line>
        <draw:line draw:style-name="gr5" draw:text-style-name="P2" draw:layer="layout" svg:x1="16.164cm" svg:y1="5.992cm" svg:x2="16.164cm" svg:y2="6.945cm">
          <text:p/>
        </draw:line>
        <draw:line draw:style-name="gr5" draw:text-style-name="P2" draw:layer="layout" svg:x1="16.164cm" svg:y1="4.023cm" svg:x2="16.164cm" svg:y2="4.976cm">
          <text:p/>
        </draw:line>
        <draw:frame draw:style-name="gr7" draw:text-style-name="P5" draw:layer="layout" svg:width="2.25cm" svg:height="0.727cm" svg:x="16.25cm" svg:y="6.168cm">
          <draw:text-box>
            <text:p><text:span text:style-name="T2">SY</text:span><text:span text:style-name="T2">N </text:span><text:span text:style-name="T2">AC</text:span><text:span text:style-name="T2">K / </text:span><text:span text:style-name="T2">AC</text:span><text:span text:style-name="T2">K</text:span></text:p>
          </draw:text-box>
        </draw:frame>
        <draw:frame draw:style-name="gr9" draw:text-style-name="P5" draw:layer="layout" svg:width="2cm" svg:height="0.489cm" svg:x="16.25cm" svg:y="4.169cm">
          <draw:text-box>
            <text:p><text:span text:style-name="T2">Connect / SYN</text:span></text:p>
          </draw:text-box>
        </draw:frame>
        <draw:frame draw:style-name="gr10" draw:text-style-name="P8" draw:layer="layout" svg:width="3cm" svg:height="1cm" svg:x="15.242cm" svg:y="1.765cm">
          <draw:text-box>
            <text:p><text:span text:style-name="T4">Client</text:span></text:p>
          </draw:text-box>
        </draw:frame>
        <draw:custom-shape draw:style-name="gr11" draw:text-style-name="P11" draw:layer="layout" svg:width="2.5cm" svg:height="1cm" svg:x="14.914cm" svg:y="18.837cm">
          <text:p text:style-name="P10"><text:span text:style-name="T6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25cm" svg:height="0.489cm" svg:x="14.675cm" svg:y="18.184cm">
          <draw:text-box>
            <text:p><text:span text:style-name="T5">ACK / -</text:span></text:p>
          </draw:text-box>
        </draw:frame>
        <draw:line draw:style-name="gr5" draw:text-style-name="P12" draw:layer="layout" svg:x1="16.063cm" svg:y1="17.733cm" svg:x2="16.266cm" svg:y2="17.597cm">
          <text:p/>
        </draw:line>
        <draw:line draw:style-name="gr5" draw:text-style-name="P12" draw:layer="layout" svg:x1="16.164cm" svg:y1="17.881cm" svg:x2="16.164cm" svg:y2="18.837cm">
          <text:p/>
        </draw:line>
        <draw:line draw:style-name="gr5" draw:text-style-name="P12" draw:layer="layout" svg:x1="16.164cm" svg:y1="15.9cm" svg:x2="16.164cm" svg:y2="16.9cm">
          <text:p/>
        </draw:line>
        <draw:frame draw:style-name="gr9" draw:text-style-name="P9" draw:layer="layout" svg:width="2.5cm" svg:height="0.489cm" svg:x="13.198cm" svg:y="16.524cm">
          <draw:text-box>
            <text:p><text:span text:style-name="T5">FIN / ACK</text:span></text:p>
          </draw:text-box>
        </draw:frame>
        <draw:line draw:style-name="gr2" draw:text-style-name="P2" draw:layer="layout" svg:x1="8.321cm" svg:y1="10cm" svg:x2="8.694cm" svg:y2="11.05cm">
          <text:p/>
        </draw:line>
        <draw:custom-shape draw:style-name="gr12" draw:text-style-name="P14" draw:layer="layout" svg:width="2.5cm" svg:height="1cm" svg:x="6.75cm" svg:y="9cm">
          <text:p text:style-name="P13"><text:span text:style-name="T7">Conn</text:span><text:span text:style-name="T7">exion </text:span><text:span text:style-name="T7">établi</text:span><text:span text:style-name="T7">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2.75cm" svg:height="1cm" svg:x="7.436cm" svg:y="13.45cm">
          <text:p text:style-name="P15"><text:span text:style-name="T7">At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2cm" svg:height="0.727cm" svg:x="8.3cm" svg:y="10.023cm">
          <draw:text-box>
            <text:p><text:span text:style-name="T2">- / Initier partie</text:span></text:p>
          </draw:text-box>
        </draw:frame>
        <draw:line draw:style-name="gr2" draw:text-style-name="P1" draw:layer="layout" svg:x1="8.824cm" svg:y1="14.45cm" svg:x2="8.799cm" svg:y2="15.418cm">
          <text:p/>
        </draw:line>
        <draw:custom-shape draw:style-name="gr14" draw:text-style-name="P16" draw:layer="layout" svg:width="2.75cm" svg:height="1cm" svg:x="7.436cm" svg:y="17.497cm">
          <text:p text:style-name="P15"><text:span text:style-name="T7">Partie </text:span><text:span text:style-name="T7">fi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3.25cm" svg:height="0.965cm" svg:x="11cm" svg:y="14.535cm">
          <draw:text-box>
            <text:p><text:span text:style-name="T2">Mau</text:span><text:span text:style-name="T2">vais</text:span><text:span text:style-name="T2">e </text:span><text:span text:style-name="T2">com</text:span><text:span text:style-name="T2">binat</text:span><text:span text:style-name="T2">ion / </text:span><text:span text:style-name="T2">Infor</text:span><text:span text:style-name="T2">mer </text:span><text:span text:style-name="T2">sur </text:span><text:span text:style-name="T2">le </text:span><text:span text:style-name="T2">tour </text:span><text:span text:style-name="T2">préc</text:span><text:span text:style-name="T2">éden</text:span><text:span text:style-name="T2">t</text:span></text:p>
          </draw:text-box>
        </draw:frame>
        <draw:frame draw:style-name="gr16" draw:text-style-name="P5" draw:layer="layout" svg:width="1.262cm" svg:height="0.489cm" svg:x="7.461cm" svg:y="18.761cm">
          <draw:text-box>
            <text:p><text:span text:style-name="T2">- / FIN</text:span></text:p>
          </draw:text-box>
        </draw:frame>
        <draw:line draw:style-name="gr2" draw:text-style-name="P1" draw:layer="layout" svg:x1="8.811cm" svg:y1="18.497cm" svg:x2="8.811cm" svg:y2="19.588cm">
          <text:p/>
        </draw:line>
        <draw:frame draw:style-name="gr9" draw:text-style-name="P5" draw:layer="layout" svg:width="3.25cm" svg:height="0.727cm" svg:x="6.09cm" svg:y="14.601cm">
          <draw:text-box>
            <text:p><text:span text:style-name="T2">Combinati</text:span><text:span text:style-name="T2">on du </text:span><text:span text:style-name="T2">joueur / <text:s text:c="2"/></text:span><text:span text:style-name="T8">xx</text:span><text:span text:style-name="T2">Traiter </text:span><text:span text:style-name="T2">information</text:span></text:p>
          </draw:text-box>
        </draw:frame>
        <draw:path draw:style-name="gr17" draw:text-style-name="P4" draw:layer="layout" svg:width="0.699cm" svg:height="1.967cm" draw:transform="rotate (-3.14159265358979) translate (11cm 15.9cm)" svg:viewBox="0 0 700 1968" svg:d="M700 7c-57 2-113 13-168 32-59 23-116 55-170 98s-103 95-146 155c-44 60-82 128-113 203-62 149-95 317-95 489s33 340 95 489c31 75 69 143 113 203 43 60 92 112 146 155s111 75 170 98c55 19 111 30 168 32v7c-58-1-116-13-171-33-60-23-118-56-172-99-55-43-105-96-148-156-45-61-82-129-114-204-62-150-95-320-95-492s33-342 95-491c32-76 69-144 114-205 43-60 93-113 148-156 54-43 112-76 172-99 55-20 113-31 171-33z">
          <text:p/>
        </draw:path>
        <draw:line draw:style-name="gr2" draw:text-style-name="P1" draw:layer="layout" svg:x1="10.491cm" svg:y1="13.987cm" svg:x2="10.275cm" svg:y2="13.92cm">
          <text:p/>
        </draw:line>
        <draw:custom-shape draw:style-name="gr18" draw:text-style-name="P18" draw:layer="layout" svg:width="2.75cm" svg:height="1cm" svg:x="14.789cm" svg:y="10.817cm">
          <text:p text:style-name="P17"><text:span text:style-name="T6">Attente action jou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25cm" svg:height="0.727cm" svg:x="16.398cm" svg:y="9.917cm">
          <draw:text-box>
            <text:p><text:span text:style-name="T2">Lire </text:span><text:span text:style-name="T2">introd</text:span><text:span text:style-name="T2">uction </text:span><text:span text:style-name="T2">/ </text:span><text:span text:style-name="T2">Impri</text:span><text:span text:style-name="T2">mer </text:span><text:span text:style-name="T2">introd</text:span><text:span text:style-name="T2">uction </text:span><text:span text:style-name="T2">au </text:span><text:span text:style-name="T2">joueur</text:span><text:span text:style-name="T2">. </text:span></text:p>
          </draw:text-box>
        </draw:frame>
        <draw:line draw:style-name="gr5" draw:text-style-name="P1" draw:layer="layout" svg:x1="16.164cm" svg:y1="11.832cm" svg:x2="16.164cm" svg:y2="12.785cm">
          <text:p/>
        </draw:line>
        <draw:custom-shape draw:style-name="gr19" draw:text-style-name="P18" draw:layer="layout" svg:width="2.75cm" svg:height="1cm" svg:x="14.789cm" svg:y="12.776cm">
          <text:p text:style-name="P17"><text:span text:style-name="T6">Attente du serv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4.05cm" svg:height="0.727cm" svg:x="11.95cm" svg:y="12.423cm">
          <draw:text-box>
            <text:p text:style-name="P6"><text:span text:style-name="T3">Informer sur le </text:span></text:p>
            <text:p text:style-name="P6"><text:span text:style-name="T3">tour précédent</text:span><text:span text:style-name="T2"> / -</text:span></text:p>
          </draw:text-box>
        </draw:frame>
        <draw:frame draw:style-name="gr15" draw:text-style-name="P5" draw:layer="layout" svg:width="3.75cm" svg:height="0.965cm" svg:x="16.25cm" svg:y="13.9cm">
          <draw:text-box>
            <text:p><text:span text:style-name="T2">Informer </text:span><text:span text:style-name="T2">réussite / </text:span><text:span text:style-name="T2">Imprimer </text:span><text:span text:style-name="T2">info </text:span><text:span text:style-name="T2">réussite, </text:span><text:span text:style-name="T2">Finaliser </text:span><text:span text:style-name="T2">la partie</text:span></text:p>
          </draw:text-box>
        </draw:frame>
        <draw:line draw:style-name="gr5" draw:text-style-name="P1" draw:layer="layout" svg:x1="16.164cm" svg:y1="13.776cm" svg:x2="16.164cm" svg:y2="14.901cm">
          <text:p/>
        </draw:line>
        <draw:frame draw:style-name="gr7" draw:text-style-name="P5" draw:layer="layout" svg:width="3.25cm" svg:height="0.727cm" svg:x="16.25cm" svg:y="11.923cm">
          <draw:text-box>
            <text:p text:style-name="P6"><text:span text:style-name="T3"><text:s/></text:span><text:span text:style-name="T3">Saisie </text:span><text:span text:style-name="T3">du </text:span><text:span text:style-name="T3">joueur </text:span><text:span text:style-name="T3">/ </text:span><text:span text:style-name="T9">xxx</text:span><text:span text:style-name="T3">C</text:span><text:span text:style-name="T3">ombin</text:span><text:span text:style-name="T3">ation</text:span><text:span text:style-name="T2"> </text:span><text:span text:style-name="T2">du </text:span><text:span text:style-name="T2">joueur</text:span></text:p>
          </draw:text-box>
        </draw:frame>
        <draw:path draw:style-name="gr4" draw:text-style-name="P4" draw:layer="layout" svg:width="0.859cm" svg:height="1.999cm" svg:x="13.932cm" svg:y="11.302cm" svg:viewBox="0 0 860 2000" svg:d="M860 7c-70 2-139 13-206 33-73 23-143 56-209 99-66 44-127 97-180 158-54 61-100 130-139 206-76 151-116 322-116 497s40 346 116 497c39 76 85 145 139 206 53 61 114 114 180 158 66 43 136 76 209 99 67 20 136 31 206 33v7c-71-1-142-13-210-34-74-23-145-56-212-100s-128-98-181-159c-55-62-101-131-140-207-77-152-117-325-117-500s40-348 117-499c39-77 85-146 140-208 53-61 114-115 181-159s138-77 212-100c68-21 139-32 210-34z">
          <text:p/>
        </draw:path>
        <draw:line draw:style-name="gr5" draw:text-style-name="P1" draw:layer="layout" svg:x1="14.548cm" svg:y1="11.364cm" svg:x2="14.798cm" svg:y2="11.297cm">
          <text:p/>
        </draw:line>
        <draw:custom-shape draw:style-name="gr21" draw:text-style-name="P19" draw:layer="layout" svg:width="2.5cm" svg:height="1cm" svg:x="7.561cm" svg:y="19.588cm">
          <text:p text:style-name="P15"><text:span text:style-name="T7">Attente 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0" draw:layer="layout" svg:x1="8.811cm" svg:y1="20.588cm" svg:x2="8.811cm" svg:y2="21.588cm">
          <text:p/>
        </draw:line>
        <draw:custom-shape draw:style-name="gr22" draw:text-style-name="P16" draw:layer="layout" svg:width="2.5cm" svg:height="1cm" svg:x="7.561cm" svg:y="21.588cm">
          <text:p text:style-name="P15"><text:span text:style-name="T1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2" draw:layer="layout" svg:width="1.762cm" svg:height="0.489cm" svg:x="9.988cm" svg:y="19.238cm">
          <draw:text-box>
            <text:p text:style-name="P21"><text:span text:style-name="T5">FIN / ACK</text:span></text:p>
          </draw:text-box>
        </draw:frame>
        <draw:frame draw:style-name="gr7" draw:text-style-name="P22" draw:layer="layout" svg:width="1.35cm" svg:height="0.727cm" svg:x="9.029cm" svg:y="20.861cm">
          <draw:text-box>
            <text:p text:style-name="P21"><text:span text:style-name="T5">A</text:span><text:span text:style-name="T5">C</text:span><text:span text:style-name="T5">K </text:span><text:span text:style-name="T5">/ -</text:span></text:p>
          </draw:text-box>
        </draw:frame>
        <draw:line draw:style-name="gr2" draw:text-style-name="P20" draw:layer="layout" svg:x1="8.965cm" svg:y1="20.528cm" svg:x2="8.658cm" svg:y2="20.355cm">
          <text:p/>
        </draw:line>
        <draw:custom-shape draw:style-name="gr23" draw:text-style-name="P18" draw:layer="layout" svg:width="2.75cm" svg:height="1cm" svg:x="14.789cm" svg:y="14.9cm">
          <text:p text:style-name="P17"><text:span text:style-name="T6">Partie fi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69cm" svg:height="0.908cm" svg:x="13.781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draw:layer="layout" svg:width="2.5cm" svg:height="1cm" svg:x="14.914cm" svg:y="16.881cm">
          <text:p text:style-name="P10"><text:span text:style-name="T6">Attente AC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" draw:layer="layout" svg:width="2.695cm" svg:height="1cm" svg:x="14.818cm" svg:y="8.869cm">
          <text:p text:style-name="P3"><text:span text:style-name="T1">Partie commencé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173cm" svg:y1="7.919cm" svg:x2="16.173cm" svg:y2="8.872cm">
          <text:p/>
        </draw:line>
        <draw:frame draw:style-name="gr7" draw:text-style-name="P5" draw:layer="layout" svg:width="2.25cm" svg:height="0.727cm" svg:x="16.259cm" svg:y="8.095cm">
          <draw:text-box>
            <text:p><text:span text:style-name="T2">Initier </text:span><text:span text:style-name="T2">partie </text:span><text:span text:style-name="T2">/ -</text:span></text:p>
          </draw:text-box>
        </draw:frame>
        <draw:custom-shape draw:style-name="gr27" draw:text-style-name="P16" draw:layer="layout" svg:width="2.895cm" svg:height="1cm" svg:x="7.355cm" svg:y="11.053cm">
          <text:p text:style-name="P15"><text:span text:style-name="T7">Partie commencé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2cm" svg:height="0.727cm" svg:x="8.75cm" svg:y="12.273cm">
          <draw:text-box>
            <text:p><text:span text:style-name="T2">- / </text:span><text:span text:style-name="T2">Envo</text:span><text:span text:style-name="T2">yer </text:span><text:span text:style-name="T2">intro</text:span><text:span text:style-name="T2">ducti</text:span><text:span text:style-name="T2">on</text:span></text:p>
          </draw:text-box>
        </draw:frame>
        <draw:line draw:style-name="gr2" draw:text-style-name="P1" draw:layer="layout" svg:x1="8.837cm" svg:y1="12.053cm" svg:x2="8.889cm" svg:y2="13.45cm">
          <text:p/>
        </draw:line>
        <draw:custom-shape draw:style-name="gr28" draw:text-style-name="P16" draw:layer="layout" svg:width="2.75cm" svg:height="1cm" svg:x="7.436cm" svg:y="15.41cm">
          <text:p text:style-name="P15"><text:span text:style-name="T7">En </text:span><text:span text:style-name="T7">trait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811cm" svg:y1="16.41cm" svg:x2="8.811cm" svg:y2="17.501cm">
          <text:p/>
        </draw:line>
        <draw:frame draw:style-name="gr15" draw:text-style-name="P5" draw:layer="layout" svg:width="3cm" svg:height="0.965cm" svg:x="5.898cm" svg:y="16.41cm">
          <draw:text-box>
            <text:p><text:span text:style-name="T2">Bon</text:span><text:span text:style-name="T2">ne </text:span><text:span text:style-name="T2">com</text:span><text:span text:style-name="T2">bina</text:span><text:span text:style-name="T2">tion </text:span><text:span text:style-name="T2">/ </text:span><text:span text:style-name="T8">xx</text:span><text:span text:style-name="T2">In</text:span><text:span text:style-name="T2">for</text:span><text:span text:style-name="T2">mer </text:span><text:span text:style-name="T2">réus</text:span><text:span text:style-name="T2">site, </text:span><text:span text:style-name="T8">xx</text:span><text:span text:style-name="T2">Fi</text:span><text:span text:style-name="T2">nali</text:span><text:span text:style-name="T2">ser </text:span><text:span text:style-name="T2">la </text:span><text:span text:style-name="T2">parti</text:span><text:span text:style-name="T2">e</text:span></text:p>
          </draw:text-box>
        </draw:frame>
        <draw:path draw:style-name="gr17" draw:text-style-name="P4" draw:layer="layout" svg:width="0.699cm" svg:height="1.967cm" draw:transform="rotate (-3.14159265358979) translate (7.588cm 22.069cm)" svg:viewBox="0 0 700 1968" svg:d="M0 7c57 2 113 13 168 32 59 23 116 55 170 98s103 95 146 155c44 60 82 128 113 203 62 149 95 317 95 489s-33 340-95 489c-31 75-69 143-113 203-43 60-92 112-146 155s-111 75-170 98c-55 19-111 30-168 32v7c58-1 116-13 171-33 60-23 118-56 172-99 55-43 105-96 148-156 45-61 82-129 114-204 62-150 95-320 95-492s-33-342-95-491c-32-76-69-144-114-205-43-60-93-113-148-156-54-43-112-76-172-99-55-20-113-31-171-33z">
          <text:p/>
        </draw:path>
        <draw:line draw:style-name="gr29" draw:text-style-name="P20" draw:layer="layout" svg:x1="7.337cm" svg:y1="21.976cm" svg:x2="7.594cm" svg:y2="22.078cm">
          <text:p text:style-name="P24"><text:s text:c="4"/><text:s text:c="2"/></text:p>
        </draw:line>
        <draw:frame draw:style-name="gr7" draw:text-style-name="P22" draw:layer="layout" svg:width="2.262cm" svg:height="0.727cm" svg:x="4.738cm" svg:y="20.773cm">
          <draw:text-box>
            <text:p text:style-name="P21"><text:span text:style-name="T5">FIN+ACK / </text:span><text:span text:style-name="T5">ACK</text:span></text:p>
          </draw:text-box>
        </draw:frame>
        <draw:line draw:style-name="gr5" draw:text-style-name="P20" draw:layer="layout" svg:x1="14.84cm" svg:y1="17.76cm" svg:x2="15.101cm" svg:y2="17.63cm">
          <text:p/>
        </draw:line>
        <draw:g>
          <draw:path draw:style-name="gr4" draw:text-style-name="P4" draw:layer="layout" svg:width="0.699cm" svg:height="1.967cm" draw:transform="rotate (-3.14159265358979) translate (18.12cm 19.332cm)" svg:viewBox="0 0 700 1968" svg:d="M700 7c-57 2-113 13-168 32-59 23-116 55-170 98s-103 95-146 155c-44 60-82 128-113 203-62 149-95 317-95 489s33 340 95 489c31 75 69 143 113 203 43 60 92 112 146 155s111 75 170 98c55 19 111 30 168 32v7c-58-1-116-13-171-33-60-23-118-56-172-99-55-43-105-96-148-156-45-61-82-129-114-204-62-150-95-320-95-492s33-342 95-491c32-76 69-144 114-205 43-60 93-113 148-156 54-43 112-76 172-99 55-20 113-31 171-33z">
            <text:p/>
          </draw:path>
          <draw:line draw:style-name="gr30" draw:text-style-name="P20" draw:layer="layout" svg:x1="17.671cm" svg:y1="19.239cm" svg:x2="17.414cm" svg:y2="19.341cm">
            <text:p text:style-name="P24"><text:s text:c="6"/></text:p>
          </draw:line>
        </draw:g>
        <draw:frame draw:style-name="gr7" draw:text-style-name="P22" draw:layer="layout" svg:width="2.262cm" svg:height="0.727cm" svg:x="17.948cm" svg:y="18.174cm">
          <draw:text-box>
            <text:p text:style-name="P21"><text:span text:style-name="T5">F</text:span><text:span text:style-name="T5">I</text:span><text:span text:style-name="T5">N</text:span><text:span text:style-name="T5">+</text:span><text:span text:style-name="T5">A</text:span><text:span text:style-name="T5">C</text:span><text:span text:style-name="T5">K</text:span><text:span text:style-name="T5"> </text:span><text:span text:style-name="T5">/</text:span><text:span text:style-name="T5"> </text:span><text:span text:style-name="T5">A</text:span><text:span text:style-name="T5">C</text:span><text:span text:style-name="T5">K</text:span></text:p>
          </draw:text-box>
        </draw:frame>
        <draw:frame draw:style-name="gr7" draw:text-style-name="P5" draw:layer="layout" svg:width="1.5cm" svg:height="0.727cm" svg:x="1.5cm" svg:y="13cm">
          <draw:text-box>
            <text:p><text:span text:style-name="T2">- / </text:span><text:span text:style-name="T2">Lis</text:span><text:span text:style-name="T2">t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9:09:41.793940784</meta:creation-date>
    <dc:date>2023-11-18T23:27:39.679937952</dc:date>
    <meta:editing-duration>PT2H58M2S</meta:editing-duration>
    <meta:editing-cycles>10</meta:editing-cycles>
    <meta:generator>LibreOffice/7.4.7.2$Linux_X86_64 LibreOffice_project/40$Build-2</meta:generator>
    <meta:document-statistic meta:object-count="86"/>
  </office:meta>
</office:document-meta>
</file>